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text-properties style:text-position="super 58%"/>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3" style:master-page-name="">
      <style:paragraph-properties style:page-number="auto" fo:break-before="page"/>
    </style:style>
    <style:style style:name="P79" style:family="paragraph" style:parent-style-name="Heading_20_2" style:master-page-name="">
      <style:paragraph-properties style:page-number="auto" fo:break-before="page"/>
    </style:style>
    <style:style style:name="P80" style:family="paragraph" style:parent-style-name="Corps_20_de_20_texte.Paragraph" style:list-style-name="L22">
      <style:paragraph-properties fo:margin-left="1.251cm" fo:margin-right="0cm" fo:text-indent="0cm" style:auto-text-indent="false"/>
    </style:style>
    <style:style style:name="P81" style:family="paragraph" style:parent-style-name="Heading_20_1" style:master-page-name="">
      <style:paragraph-properties style:page-number="auto" fo:break-before="page"/>
    </style:style>
    <style:style style:name="P82" style:family="paragraph" style:parent-style-name="Heading_20_1" style:master-page-name="">
      <style:paragraph-properties style:page-number="auto" fo:break-before="page">
        <style:tab-stops/>
      </style:paragraph-properties>
    </style:style>
    <style:style style:name="P83" style:family="paragraph" style:parent-style-name="Heading_20_1" style:master-page-name="">
      <style:paragraph-properties style:page-number="auto" fo:break-before="auto" fo:break-after="auto"/>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fr-FR-0.99.0.oxt&#13;&#13;15.06.2020 21:03:40&#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fr-FR-A-0.99.0.oxt&#13;&#13;15.06.2020 21:03: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fr-FR-L-0.99.0.oxt&#13;&#13;15.06.2020 21:04:1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tools eExtension : <text:file-name text:display="name">curly_fr-F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448310856919073344"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752280939967607421" text:style-name="L2">
        <text:list-item>
          <text:p text:style-name="P43">Version 2.1.2 :</text:p>
        </text:list-item>
      </text:list>
      <text:list xml:id="list6212876306211184831" text:style-name="L3">
        <text:list-item>
          <text:list>
            <text:list-item>
              <text:p text:style-name="P44">Localized help : resolved non-functional hyperlink due to API incompatibility introduced by Apache OpenOffice 4.1 (and LibreOffice 4.0).</text:p>
            </text:list-item>
          </text:list>
        </text:list-item>
      </text:list>
      <text:list xml:id="list41271186" text:continue-list="list1752280939967607421" text:style-name="L2">
        <text:list-item>
          <text:p text:style-name="P43">Version 2.1.1 :</text:p>
        </text:list-item>
      </text:list>
      <text:list xml:id="list4448701438492922841"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41244607" text:continue-list="list41271186" text:style-name="L2">
        <text:list-item>
          <text:p text:style-name="P43">Version 2.1.0 :</text:p>
        </text:list-item>
      </text:list>
      <text:list xml:id="list6259452475943960855"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41273836" text:continue-list="list41244607" text:style-name="L2">
        <text:list-item>
          <text:p text:style-name="P43">Version 2.0.0 :</text:p>
        </text:list-item>
      </text:list>
      <text:list xml:id="list2394839293293463312"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41249788" text:continue-list="list41273836" text:style-name="L2">
        <text:list-item>
          <text:p text:style-name="P43">Version 1.5.3 :</text:p>
        </text:list-item>
      </text:list>
      <text:list xml:id="list2518130267722658585"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181308625665571174"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8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fr-F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7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7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8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300097008447179337"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908223867184274294"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774498281270242267"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9085753944104748696"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158664125509673935"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9180566006147442823"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032715840556755787"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313748751359226036"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652360460025202490" text:style-name="L17">
        <text:list-item>
          <text:p text:style-name="P58">Arg1 : <text:span text:style-name="InstructionMacro">String</text:span> : mandatory, type of control used for the button</text:p>
        </text:list-item>
      </text:list>
      <text:list xml:id="list7447937633224973968"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619567945000173278"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045041231783952525"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865716258684615611"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035394122844956785"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0">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903785534360137094"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655293011334193259"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524662992199138972"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443986454581735892"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454393708081217726"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658751569013185112"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073623579747490872"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161970528665515003"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46498709886642425"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101801812436978546"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483926486059386030"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00148185184930254"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1" text:outline-level="1"><text:bookmark-start text:name="__RefHeading__78142_325084090"/>Data used by extension <text:file-name text:display="name">curly_fr-F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fr-FR) </text:p>
      <text:p text:style-name="tooltipText"/>
      <text:p text:style-name="tooltipLang"><text:bookmark-start text:name="__RefHeading__44467_325084090"/>Tooltip <text:s/>fr<text:bookmark-end text:name="__RefHeading__44467_325084090"/></text:p>
      <text:p text:style-name="descrText">curly (fr-FR)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urly (fr-FR).</text:p>
      <text:p text:style-name="descrText"><text:soft-page-break/>Smart quotes, typographical apostrophes, ellipses and so on.</text:p>
      <text:p text:style-name="descrLang"><text:bookmark-start text:name="__RefHeading__78156_325084090"/>Description fr<text:bookmark-end text:name="__RefHeading__78156_325084090"/></text:p>
      <text:p text:style-name="descrText">curly (fr-FR).</text:p>
      <text:p text:style-name="descrText">Citations intelligentes, apostrophes typographiques, ellipses, etc.</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971450536779779537"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64326425947299778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9403284990339106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7205944646410659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124725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908685288353987574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06792900120372534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62057136951262924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9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7</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7</dc:date>
     <text:p>internal</text:p>
     <text:p>Page2</text:p>
     <text:p/>
    </office:annotation>Paragraph styles</text:p>
      <text:p text:style-name="P28"><office:annotation>
     <dc:creator>BM</dc:creator>
     <dc:date>2008-03-13T00:00:00.97</dc:date>
     <text:p>internal</text:p>
     <text:p>Page7</text:p>
     <text:p/>
    </office:annotation>Hyperlinks</text:p>
      <text:p text:style-name="hlp_5f_paragraph"><text:span text:style-name="T14"><office:annotation>
      <dc:creator>BM</dc:creator>
      <dc:date>2008-03-13T00:00:00.97</dc:date>
      <text:p>internal</text:p>
      <text:p>Page3</text:p>
      <text:p/>
     </office:annotation></text:span><text:span text:style-name="T14">Text formatting</text:span></text:p>
      <text:p text:style-name="P28"><office:annotation>
     <dc:creator>BM</dc:creator>
     <dc:date>2008-03-26T00:00:00.9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7</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8</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8</dc:date>
     <text:p>external</text:p>
     <text:p>text/swriter/main0210.xhp</text:p>
     <text:p/>
    </office:annotation><text:span text:style-name="T14">Preview topic</text:span> </text:p>
      <text:p text:style-name="hlp_5f_paragraph">This hyperlink displays <text:s/><office:annotation>
     <dc:creator>BM</dc:creator>
     <dc:date>2008-03-15T00:00:00.9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1245179" text:continue-list="list664326425947299778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1245327" text:continue-list="list4124725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9</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99</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99</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41254889" text:continue-list="list4124517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fr-F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fr-F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9" meta:word-count="13215" meta:character-count="81866"/>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fr-FR", "0.99.0") ' fill with your values
  setExtensionDescription("en, de")
  setDisplayName("en", "curly (fr-FR)")
  setDisplayName("fr", "curly (fr-FR)")
  setTooltip("en, fr", "en") ' deprecated ! starting from 3.1,use instead setExtensionDescription
endDescription  


beginAnnexes 
  useLibrary("Basic", "curly_fr-FR/")
endAnnexes


beginAddonUI


  beginOfficeToolbar

    beginTbTitles("Writer")
      setTitle("curly fr-FR")
    endTbTitles

		beginButton()
            beginTitles("Writer")
              setTitle("Convert ellipses and apostrophes", "en")
              setTitle("Convertir les ellipses et les apostrophes", "fr")
            endTitles
            setURL("Basic", "curly_fr-FR", "Common", "Main")
			setImage("icons/Work")
		endButton

		beginButton()
            beginTitles("Writer")
              setTitle("En-dash to two hyphens (– → --)", "en")
              setTitle("Tiret moyen à deux traits d'union (– → --)", "fr")
            endTitles
            setURL("Basic", "curly_fr-FR", "Revert", "Dash")
			setImage("icons/DoubleHyphen")
		endButton    

		beginButton()
            beginTitles("Writer")
              setTitle("Two hyphens to en-dash (-- → –)", "en")
              setTitle("Deux traits d'union à tiret moyen (-- → –)", "fr")
            endTitles
            setURL("Basic", "curly_fr-FR", "Common", "En_dash")
			setImage("icons/EnDash")
		endButton    

        addSeparator

		beginButton()
            beginTitles("Writer")
              setTitle("Show direct speech", "en")
              setTitle("Afficher le discours direct", "fr")
            endTitles
            setURL("Basic", "curly_fr-FR", "QM_fr_FR", "ShowDirectSpeech")
			setImage("icons/DirectSpeech")
		endButton

		beginButton()
            beginTitles("Writer")
              setTitle("Back to standard view", "en")
              setTitle("Retour à l'affichage standard", "fr")
            endTitles
            setURL("Basic", "curly_fr-FR", "QM_fr_FR", "StandardView")
			setImage("icons/StandardView")
		endButton    

  endOfficeToolbar


  beginAddonMenu

    beginMenu
      beginTitles
	    setTitle("curly fr-FR")
      endTitles

      beginMenuItems

		beginCommand
            beginTitles("Writer")
              setTitle("Format all to french typographical style", "en")
              setTitle("Formater le tout dans le style typographique français", "fr")
            endTitles
            setURL("Basic", "curly_fr-FR", "QM_fr_FR", "Main")
		endCommand
		
		beginCommand
            beginTitles("Writer")
              setTitle("Back to typewriter style", "en")
              setTitle("Retour au style de la machine à écrire", "fr")
            endTitles
            setURL("Basic", "curly_fr-FR", "QM_fr_FR", "TypewriterView")
		endCommand

        addSeparator

		beginCommand
            beginTitles("Writer")
              setTitle("Convert quotes into exchange format", "en")
              setTitle("Convertir les citations en format d'échange", "fr")
            endTitles
            setURL("Basic", "curly_fr-FR", "QM_fr_FR", "SubstituteQuotes")
		endCommand

        addSeparator
        
		beginCommand
            beginTitles("Writer")
              setTitle("Protect dashes and ellipses against hyphenation", "en")
              setTitle("Protéger les tirets et les ellipses contre la césure", "fr")
            endTitles
            setURL("Basic", "curly_fr-FR", "QM_fr_FR", "ProtectQM")
		endCommand

		beginCommand
            beginTitles("Writer")
              setTitle("Unprotect dashes and ellipses against hyphenation", "en")
              setTitle("Déprotéger les tirets et les ellipses contre la césure", "fr")
            endTitles
            setURL("Basic", "curly_fr-FR", "QM_fr_FR", "UnprotectQM")
		endCommand

        addSeparator

		beginCommand
		    beginTitles("Writer")
              setTitle("Number sign to apostrophe (# → ’)", "en")
              setTitle("Croisillon à apostrophe (# → ’)", "fr")
            endTitles
            setURL("Basic", "curly_fr-FR", "Common", "Apostrophe")
			setImage("icons/Apostrophe")
		endCommand

		beginCommand
            beginTitles("Writer")
              setTitle("Three periods to ellipsis (... → …)", "en")
              setTitle("Trois périodes à l'ellipse (... → …)", "fr")
             endTitles
            setURL("Basic", "curly_fr-FR", "Common", "Ellipsis")
			setImage("icons/Ellipsis")
		endCommand
		
		beginCommand
            beginTitles("Writer")
              setTitle("Two hyphens to en-dash (-- → –)", "en")
              setTitle("Deux traits d'union à tiret moyen (-- → –)", "fr")
            endTitles
            setURL("Basic", "curly_fr-FR", "Common", "En_dash")
		endCommand
		
		beginCommand
            beginTitles("Writer")
              setTitle("En-dash to two hyphens (– → --)", "en")
              setTitle("Tiret moyen à deux traits d'union (– → --)", "fr")
            endTitles
            setURL("Basic", "curly_fr-FR", "Revert", "Dash")
		endCommand
		
        addSeparator

		beginCommand
            beginTitles("Writer")
              setTitle("Show direct speech (works with curly quotes)", "en")
              setTitle("Afficher le discours direct (fonctionne avec des citations bouclées)", "fr")
            endTitles
            setURL("Basic", "curly_fr-FR", "QM_fr_FR", "ShowDirectSpeech")
		endCommand

		beginCommand
            beginTitles("Writer")
              setTitle("Back to standard view", "en")
              setTitle("Retour à l'affichage standard", "fr")
            endTitles
            setURL("Basic", "curly_fr-FR", "QM_fr_FR",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